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tnerLinkModificationEvent.PartnerLinkModification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ModificationEvent.PartnerLinkModificationEvent( String p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